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fo="urn:oasis:names:tc:opendocument:xmlns:xsl-fo-compatible:1.0" xmlns:loext="urn:org:documentfoundation:names:experimental:office:xmlns:loext:1.0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fo="urn:oasis:names:tc:opendocument:xmlns:xsl-fo-compatible:1.0" xmlns:loext="urn:org:documentfoundation:names:experimental:office:xmlns:loext:1.0" xmlns:svg="urn:oasis:names:tc:opendocument:xmlns:svg-compatible:1.0" xmlns:draw="urn:oasis:names:tc:opendocument:xmlns:drawing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 office:value="This is a test document for the V25 parser.">
            <text:p>This is a test document for the V25 parser.</text:p>
          </table:table-cell>
        </table:table-row>
        <table:table-row>
          <table:table-cell office:value-type="string" office:value="It features multiple lines of text, including blank lines.">
            <text:p>It features multiple lines of text, including blank lines.</text:p>
          </table:table-cell>
        </table:table-row>
        <table:table-row>
          <table:table-cell office:value-type="string" office:value="And bold text.&#10; What about tabs?&#10; Opening a line with a space?">
            <text:p>And bold text.
	What about tabs?
 Opening a line with a space?</text:p>
          </table:table-cell>
        </table:table-row>
        <table:table-row>
          <table:table-cell office:value-type="string" office:value="• And those dot characters?&#10;What about them: ••??">
            <text:p>• And those dot characters?
What about them: ••??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fo="urn:oasis:names:tc:opendocument:xmlns:xsl-fo-compatible:1.0" xmlns:loext="urn:org:documentfoundation:names:experimental:office:xmlns:loext:1.0" xmlns:svg="urn:oasis:names:tc:opendocument:xmlns:svg-compatible:1.0" xmlns:draw="urn:oasis:names:tc:opendocument:xmlns:drawing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fo="urn:oasis:names:tc:opendocument:xmlns:xsl-fo-compatible:1.0" xmlns:loext="urn:org:documentfoundation:names:experimental:office:xmlns:loext:1.0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